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4cm" svg:height="2.9cm" svg:x="1.3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11.8cm" svg:x="1.3cm" svg:y="13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16cm" svg:height="0.962cm" svg:x="16.2cm" svg:y="13.7cm">
          <draw:text-box>
            <text:p>NACHOS</text:p>
          </draw:text-box>
        </draw:frame>
        <draw:custom-shape draw:style-name="gr3" draw:text-style-name="P1" draw:layer="layout" svg:width="6cm" svg:height="2.5cm" svg:x="4.4cm" svg:y="13.4cm">
          <text:p text:style-name="P1">SynchConsole</text:p>
          <text:p text:style-name="P1">(dri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7.8cm" svg:x="1.3cm" svg:y="5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608cm" svg:height="0.962cm" svg:x="14.9cm" svg:y="5.4cm">
          <draw:text-box>
            <text:p>MIPS Machine</text:p>
          </draw:text-box>
        </draw:frame>
        <draw:custom-shape draw:style-name="gr1" draw:text-style-name="P1" draw:layer="layout" svg:width="5.9cm" svg:height="5.4cm" svg:x="2.3cm" svg:y="6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47cm" svg:height="0.962cm" svg:x="3.2cm" svg:y="6.5cm">
          <draw:text-box>
            <text:p>mainMemory</text:p>
          </draw:text-box>
        </draw:frame>
        <draw:custom-shape draw:style-name="gr3" draw:text-style-name="P1" draw:layer="layout" svg:width="8.5cm" svg:height="3.5cm" svg:x="3cm" svg:y="18.6cm">
          <text:p text:style-name="P1">Cons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6cm" svg:y1="16.2cm" svg:x2="6.6cm" svg:y2="18.3cm">
          <text:p/>
        </draw:line>
        <draw:line draw:style-name="gr4" draw:text-style-name="P1" draw:layer="layout" svg:x1="7.1cm" svg:y1="18.3cm" svg:x2="7.1cm" svg:y2="16.2cm">
          <text:p/>
        </draw:line>
        <draw:line draw:style-name="gr4" draw:text-style-name="P1" draw:layer="layout" svg:x1="6.4cm" svg:y1="22.3cm" svg:x2="6.4cm" svg:y2="26cm">
          <text:p/>
        </draw:line>
        <draw:line draw:style-name="gr4" draw:text-style-name="P1" draw:layer="layout" svg:x1="6.9cm" svg:y1="26cm" svg:x2="6.9cm" svg:y2="22.3cm">
          <text:p/>
        </draw:line>
        <draw:custom-shape draw:style-name="gr3" draw:text-style-name="P1" draw:layer="layout" svg:width="5.9cm" svg:height="1.1cm" svg:x="3.4cm" svg:y="26.4cm">
          <text:p text:style-name="P1">stdin/stdout (or files)</text:p>
          <draw:enhanced-geometry svg:viewBox="0 0 21600 21600" draw:type="rectangle" draw:enhanced-path="M 0 0 L 21600 0 21600 21600 0 21600 0 0 Z N"/>
        </draw:custom-shape>
        <draw:frame draw:style-name="gr2" draw:layer="layout" svg:width="2.365cm" svg:height="0.962cm" svg:x="17.135cm" svg:y="25.7cm">
          <draw:text-box>
            <text:p>LINUX</text:p>
          </draw:text-box>
        </draw:frame>
        <draw:line draw:style-name="gr4" draw:text-style-name="P1" draw:layer="layout" svg:x1="7cm" svg:y1="13.2cm" svg:x2="6.7cm" svg:y2="11.6cm">
          <text:p/>
        </draw:line>
        <draw:line draw:style-name="gr4" draw:text-style-name="P1" draw:layer="layout" svg:x1="7.1cm" svg:y1="11.5cm" svg:x2="7.4cm" svg:y2="13.1cm">
          <text:p/>
        </draw:line>
        <draw:frame draw:style-name="gr2" draw:layer="layout" svg:width="5.358cm" svg:height="3.095cm" svg:x="8.142cm" svg:y="9.9cm">
          <draw:text-box>
            <text:p>SynchPutChar()</text:p>
            <text:p>SynchGetChar()</text:p>
            <text:p>SynchPutString()</text:p>
            <text:p>SynchGetString()</text:p>
          </draw:text-box>
        </draw:frame>
        <draw:frame draw:style-name="gr5" draw:layer="layout" svg:width="6.1cm" svg:height="1.673cm" svg:x="7.9cm" svg:y="16.9cm">
          <draw:text-box>
            <text:p>PutChar()</text:p>
            <text:p>GetChar()</text:p>
          </draw:text-box>
        </draw:frame>
        <draw:frame draw:style-name="gr5" draw:layer="layout" svg:width="5.5cm" svg:height="1.25cm" svg:x="7.5cm" svg:y="23.4cm">
          <draw:text-box>
            <text:p>read/write</text:p>
          </draw:text-box>
        </draw:frame>
        <draw:custom-shape draw:style-name="gr3" draw:text-style-name="P1" draw:layer="layout" svg:width="15.8cm" svg:height="3.2cm" svg:x="2.9cm" svg:y="1.4cm">
          <text:p text:style-name="P1">MIPS COD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6.463cm" svg:height="3.095cm" svg:x="13.431cm" svg:y="10.038cm">
          <draw:text-box>
            <text:p>(these methods use</text:p>
            <text:p>WriteMem/ReadMem</text:p>
            <text:p>Which use TLB if </text:p>
            <text:p>activate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4-01-09T11:05:22</meta:creation-date>
    <dc:date>2014-01-09T11:55:38</dc:date>
    <dc:creator>lucas </dc:creator>
    <meta:editing-duration>PT13M37S</meta:editing-duration>
    <meta:editing-cycles>4</meta:editing-cycles>
    <meta:generator>LibreOffice/3.5$Linux_X86_64 LibreOffice_project/350m1$Build-2</meta:generator>
    <meta:document-statistic meta:object-count="22"/>
  </office:meta>
</office:document-meta>
</file>